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a5d9" officeooo:paragraph-rsid="001da5d9"/>
    </style:style>
    <style:style style:name="P2" style:family="paragraph" style:parent-style-name="Standard">
      <style:text-properties officeooo:rsid="001e9249" officeooo:paragraph-rsid="001e9249"/>
    </style:style>
    <style:style style:name="P3" style:family="paragraph" style:parent-style-name="Standard">
      <style:text-properties officeooo:rsid="001e9249" officeooo:paragraph-rsid="00281940"/>
    </style:style>
    <style:style style:name="P4" style:family="paragraph" style:parent-style-name="Standard">
      <style:text-properties officeooo:rsid="001e9249" officeooo:paragraph-rsid="0032283a"/>
    </style:style>
    <style:style style:name="P5" style:family="paragraph" style:parent-style-name="Standard">
      <style:text-properties officeooo:rsid="001fa2f4" officeooo:paragraph-rsid="001fa2f4"/>
    </style:style>
    <style:style style:name="P6" style:family="paragraph" style:parent-style-name="Standard">
      <style:text-properties officeooo:paragraph-rsid="00206e63"/>
    </style:style>
    <style:style style:name="P7" style:family="paragraph" style:parent-style-name="Standard">
      <style:text-properties officeooo:paragraph-rsid="002a5aae"/>
    </style:style>
    <style:style style:name="P8" style:family="paragraph" style:parent-style-name="Standard">
      <style:text-properties fo:color="#000000" loext:opacity="100%" officeooo:rsid="002e4baf" officeooo:paragraph-rsid="002e4baf"/>
    </style:style>
    <style:style style:name="P9" style:family="paragraph" style:parent-style-name="Standard">
      <style:text-properties fo:color="#000000" loext:opacity="100%" officeooo:rsid="002feac2" officeooo:paragraph-rsid="002feac2"/>
    </style:style>
    <style:style style:name="P10" style:family="paragraph" style:parent-style-name="Standard">
      <style:text-properties fo:color="#000000" loext:opacity="100%" officeooo:rsid="003be679" officeooo:paragraph-rsid="003be679"/>
    </style:style>
    <style:style style:name="P11" style:family="paragraph" style:parent-style-name="Standard">
      <style:text-properties fo:color="#000000" loext:opacity="100%" officeooo:rsid="0031762e" officeooo:paragraph-rsid="0035783e"/>
    </style:style>
    <style:style style:name="P12" style:family="paragraph" style:parent-style-name="Standard">
      <style:text-properties fo:color="#ff4000" loext:opacity="100%" officeooo:rsid="002feac2" officeooo:paragraph-rsid="002feac2"/>
    </style:style>
    <style:style style:name="P13" style:family="paragraph" style:parent-style-name="Text_20_body">
      <style:text-properties officeooo:rsid="00392012" officeooo:paragraph-rsid="00392012"/>
    </style:style>
    <style:style style:name="P14" style:family="paragraph" style:parent-style-name="Text_20_body">
      <style:text-properties officeooo:rsid="003cc23b" officeooo:paragraph-rsid="003cc23b"/>
    </style:style>
    <style:style style:name="P15" style:family="paragraph" style:parent-style-name="Standard">
      <style:text-properties fo:color="#666666" loext:opacity="100%" officeooo:rsid="002c268f" officeooo:paragraph-rsid="002a5aae"/>
    </style:style>
    <style:style style:name="P16" style:family="paragraph" style:parent-style-name="Standard">
      <style:text-properties officeooo:rsid="0032283a" officeooo:paragraph-rsid="0032283a"/>
    </style:style>
    <style:style style:name="P17" style:family="paragraph" style:parent-style-name="Standard">
      <style:text-properties officeooo:rsid="0032283a" officeooo:paragraph-rsid="0033cfc4"/>
    </style:style>
    <style:style style:name="P18" style:family="paragraph" style:parent-style-name="Standard">
      <style:text-properties officeooo:rsid="0032283a" officeooo:paragraph-rsid="00371d70"/>
    </style:style>
    <style:style style:name="P19" style:family="paragraph" style:parent-style-name="Standard">
      <style:text-properties officeooo:rsid="0032283a" officeooo:paragraph-rsid="0039c7ae"/>
    </style:style>
    <style:style style:name="P20" style:family="paragraph" style:parent-style-name="Standard">
      <style:text-properties officeooo:paragraph-rsid="00349e2b"/>
    </style:style>
    <style:style style:name="P21" style:family="paragraph" style:parent-style-name="Standard">
      <style:text-properties fo:font-weight="bold" officeooo:paragraph-rsid="00349e2b" style:font-weight-asian="bold" style:font-weight-complex="bold"/>
    </style:style>
    <style:style style:name="P22" style:family="paragraph" style:parent-style-name="Standard">
      <style:text-properties officeooo:rsid="00379b4d" officeooo:paragraph-rsid="00379b4d"/>
    </style:style>
    <style:style style:name="P23" style:family="paragraph" style:parent-style-name="Standard">
      <style:text-properties officeooo:rsid="0039c7ae" officeooo:paragraph-rsid="0039c7ae"/>
    </style:style>
    <style:style style:name="P24" style:family="paragraph" style:parent-style-name="Standard">
      <style:text-properties officeooo:rsid="0039c7ae" officeooo:paragraph-rsid="003a574f"/>
    </style:style>
    <style:style style:name="P25" style:family="paragraph" style:parent-style-name="Text_20_body">
      <style:text-properties officeooo:paragraph-rsid="003cc23b"/>
    </style:style>
    <style:style style:name="P26" style:family="paragraph" style:parent-style-name="Standard">
      <style:text-properties officeooo:rsid="0027eafd" officeooo:paragraph-rsid="00349e2b"/>
    </style:style>
    <style:style style:name="P27" style:family="paragraph" style:parent-style-name="Heading_20_2">
      <style:text-properties officeooo:rsid="00392012" officeooo:paragraph-rsid="00392012"/>
    </style:style>
    <style:style style:name="P28" style:family="paragraph" style:parent-style-name="Heading_20_2">
      <style:text-properties officeooo:rsid="003cc23b" officeooo:paragraph-rsid="003cc23b"/>
    </style:style>
    <style:style style:name="P29" style:family="paragraph" style:parent-style-name="Text_20_body" style:list-style-name="L1">
      <style:text-properties officeooo:rsid="003cc23b" officeooo:paragraph-rsid="003cc23b"/>
    </style:style>
    <style:style style:name="P30" style:family="paragraph" style:parent-style-name="Text_20_body" style:list-style-name="L1">
      <style:paragraph-properties fo:text-align="start" style:justify-single-word="false"/>
      <style:text-properties officeooo:rsid="003cc23b" officeooo:paragraph-rsid="003cc23b"/>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fo:font-style="italic" officeooo:rsid="0027eafd"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7eafd" style:font-style-asian="normal" style:font-style-complex="normal"/>
    </style:style>
    <style:style style:name="T5" style:family="text">
      <style:text-properties fo:font-style="normal" officeooo:rsid="00281940" style:font-style-asian="normal" style:font-style-complex="normal"/>
    </style:style>
    <style:style style:name="T6" style:family="text">
      <style:text-properties fo:font-style="normal" officeooo:rsid="0033cfc4" style:font-style-asian="normal" style:font-style-complex="normal"/>
    </style:style>
    <style:style style:name="T7" style:family="text">
      <style:text-properties officeooo:rsid="001fa2f4"/>
    </style:style>
    <style:style style:name="T8" style:family="text">
      <style:text-properties officeooo:rsid="00205b50"/>
    </style:style>
    <style:style style:name="T9" style:family="text">
      <style:text-properties officeooo:rsid="00044c88"/>
    </style:style>
    <style:style style:name="T10" style:family="text">
      <style:text-properties officeooo:rsid="00206e63"/>
    </style:style>
    <style:style style:name="T11" style:family="text">
      <style:text-properties officeooo:rsid="00224f21"/>
    </style:style>
    <style:style style:name="T12" style:family="text">
      <style:text-properties officeooo:rsid="00244466"/>
    </style:style>
    <style:style style:name="T13" style:family="text">
      <style:text-properties officeooo:rsid="00260db3"/>
    </style:style>
    <style:style style:name="T14" style:family="text">
      <style:text-properties officeooo:rsid="0027eafd"/>
    </style:style>
    <style:style style:name="T15" style:family="text">
      <style:text-properties officeooo:rsid="0028145b"/>
    </style:style>
    <style:style style:name="T16" style:family="text">
      <style:text-properties officeooo:rsid="002a0723"/>
    </style:style>
    <style:style style:name="T17" style:family="text">
      <style:text-properties officeooo:rsid="002c268f"/>
    </style:style>
    <style:style style:name="T18" style:family="text">
      <style:text-properties fo:color="#666666" loext:opacity="100%" officeooo:rsid="002a5aae"/>
    </style:style>
    <style:style style:name="T19" style:family="text">
      <style:text-properties fo:color="#666666" loext:opacity="100%" officeooo:rsid="002aa19d"/>
    </style:style>
    <style:style style:name="T20" style:family="text">
      <style:text-properties fo:color="#666666" loext:opacity="100%" officeooo:rsid="002c268f"/>
    </style:style>
    <style:style style:name="T21" style:family="text">
      <style:text-properties fo:color="#666666" loext:opacity="100%" fo:font-weight="normal" officeooo:rsid="002a5aae" style:font-weight-asian="normal" style:font-weight-complex="normal"/>
    </style:style>
    <style:style style:name="T22" style:family="text">
      <style:text-properties fo:color="#666666" loext:opacity="100%" officeooo:rsid="00349e2b"/>
    </style:style>
    <style:style style:name="T23" style:family="text">
      <style:text-properties officeooo:rsid="002e4baf"/>
    </style:style>
    <style:style style:name="T24" style:family="text">
      <style:text-properties officeooo:rsid="0031762e"/>
    </style:style>
    <style:style style:name="T25" style:family="text">
      <style:text-properties officeooo:rsid="0033cfc4"/>
    </style:style>
    <style:style style:name="T26" style:family="text">
      <style:text-properties officeooo:rsid="00371d70"/>
    </style:style>
    <style:style style:name="T27" style:family="text">
      <style:text-properties fo:color="#000000" loext:opacity="100%" officeooo:rsid="00371d70"/>
    </style:style>
    <style:style style:name="T28" style:family="text">
      <style:text-properties officeooo:rsid="00379b4d"/>
    </style:style>
    <style:style style:name="T29" style:family="text">
      <style:text-properties officeooo:rsid="00392012"/>
    </style:style>
    <style:style style:name="T30" style:family="text">
      <style:text-properties officeooo:rsid="0039c7ae"/>
    </style:style>
    <style:style style:name="T31" style:family="text">
      <style:text-properties officeooo:rsid="003a574f"/>
    </style:style>
    <style:style style:name="T32" style:family="text">
      <style:text-properties officeooo:rsid="003be679"/>
    </style:style>
    <style:style style:name="T33" style:family="text">
      <style:text-properties officeooo:rsid="003f451b"/>
    </style:style>
    <style:style style:name="T34" style:family="text">
      <style:text-properties officeooo:rsid="00402ad0"/>
    </style:style>
    <style:style style:name="T35" style:family="text">
      <style:text-properties officeooo:rsid="00406ce3"/>
    </style:style>
    <style:style style:name="T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cess</text:h>
      <text:p text:style-name="Standard"/>
      <text:p text:style-name="Standard"><office:annotation office:name="__Annotation__316_3235709274" loext:resolved="false"><dc:creator>Unknown Author</dc:creator><dc:date>2022-09-08T17:09:48.381933078</dc:date><text:p text:style-name="P31"><text:span text:style-name="T36">Different introductory sentence needed.</text:span></text:p></office:annotation>On the technological side this project consists of multiple components, most of which are based on so-called "artificial intelligence" (short AI). <text:span text:style-name="T29">All messages and selfies, are being generated live.</text:span><office:annotation-end office:name="__Annotation__316_3235709274"/><text:span text:style-name="T29"> </text:span>This text will give a brief overview of this technology and then go on to describe the process of this project, while attempting to give insight into the artistic and technological choices taken. <office:annotation office:name="__Annotation__329_3235709274" loext:resolved="false"><dc:creator>Unknown Author</dc:creator><dc:date>2022-09-08T17:11:42.782738456</dc:date><text:p text:style-name="P31"><text:span text:style-name="T36">Maybe this should be somewhere else with the introductory sentence?</text:span></text:p></office:annotation>All source code used for research and production of this work is publicly available and may be used, adapted and redistributed for non-commercial projects.<office:annotation-end office:name="__Annotation__329_3235709274"/></text:p>
      <text:p text:style-name="Standard"/>
      <text:h text:style-name="Heading_20_2" text:outline-level="2">Machine Learning</text:h>
      <text:p text:style-name="P1"/>
      <text:p text:style-name="P3">Describing machine learning<text:note text:id="ftn1" text:note-class="footnote"><text:note-citation>1</text:note-citation><text:note-body><text:p text:style-name="P4"><text:tab/>The terms <text:span text:style-name="T1">machine learning </text:span><text:span text:style-name="T3">and </text:span><text:span text:style-name="T1">artificial intelligence </text:span><text:span text:style-name="T3">are often used interchangeably. </text:span><text:span text:style-name="T5">Really machine learning is a technology that is a subset of the field of AI.</text:span></text:p></text:note-body></text:note> is challenging. <text:span text:style-name="T7">This is </text:span>not necessarily because it is a complicated technology. Most technologies were perceived to be complicated when they were new and yet were rather easy to explain once humans had gotten used to them and had a common vocabulary to describe them. While <text:span text:style-name="T7">AIs use outside of research is still a recent development, most people have now have had encounters with AI, knowingly or unknowingly. A common vocabulary seems to be developing.</text:span></text:p>
      <text:p text:style-name="P2"/>
      <text:p text:style-name="P5">The reason that describing the workings of machine learning is complicated is precisely because of this common vocabulary <text:span text:style-name="T33">that is being established</text:span>. A common description of machine learning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 such. After a while of training with <text:span text:style-name="T8">these</text:span> pictures, the AI will be able to put the labels ‘sad’ and ‘happy’ on completely new portraits that is has never seen before. <text:span text:style-name="T8">Aside from labeling or classifying data, machine learning algorithms can also generate new data. An algorithm that is ‘trained’ with faces for example, will ‘learn’ what a face looks like and will be able to construct completely new faces with that knowledge.</text:span>”</text:p>
      <text:p text:style-name="P5"/>
      <text:p text:style-name="P6"><text:span text:style-name="T8">The problem with this explanation is that, while machine learning algorithms are able to label or generate data through a process </text:span><text:span text:style-name="T33">called training </text:span><text:span text:style-name="T8">that requires a the processing of huge datasets, they are </text:span><text:span text:style-name="T11">probably</text:span><text:span text:style-name="T8"> not capable to “learn” </text:span><text:span text:style-name="T10">or</text:span><text:span text:style-name="T8"> “discern” in any way, </text:span><text:span text:style-name="T11">depending on what is meant by these terms</text:span><text:span text:style-name="T8">. As </text:span><text:span text:style-name="T9">Matteo Pasquinelli and Vladan Joler </text:span><text:span text:style-name="T8">put it: </text:span>“Machine learning is a term that, as much as ‘AI', anthropomorphizes a piece of technology: machine learning learns nothing in the proper sense of the word, as a human does”.<text:note text:id="ftn2" text:note-class="footnote"><text:note-citation>2</text:note-citation><text:note-body><text:p text:style-name="P16"><text:tab/>Nooscope</text:p></text:note-body></text:note></text:p>
      <text:p text:style-name="P6"/>
      <text:p text:style-name="Standard"><text:span text:style-name="T10">It is important to keep in mind that, as much as the field of AI is a technological praxis, it is also a narrative one. </text:span><text:span text:style-name="T11">In the words of Phil Agre: “</text:span>As a practical matter, the purpose of AI is to build computer systems whose operation can be narrated using intentional vocabulary. Innovations frequently involve techniques that bring new vocabulary into the field: reasoning, planning, learning, choosing, strategizing, and so on. Whether the resulting systems are really exhibiting these qualities is hard to say”.<text:note text:id="ftn3" text:note-class="footnote"><text:note-citation>3</text:note-citation><text:note-body><text:p text:style-name="P16"><text:tab/>Critical Practice</text:p></text:note-body></text:note></text:p>
      <text:p text:style-name="Standard"/>
      <text:p text:style-name="Standard"><text:soft-page-break/><text:span text:style-name="T12">These blurring of concepts between humans and machines </text:span><text:span text:style-name="T13">may be in part responsible for the mystification that is happening around AI. </text:span><text:span text:style-name="T14">In fact, even the expression</text:span><text:span text:style-name="T2"> artificial</text:span><text:span text:style-name="T4"> intelligence implies some kind of autonomy, mystical, </text:span><text:span text:style-name="T6">alien computer</text:span><text:span text:style-name="T4"> minds.</text:span><text:span text:style-name="T4"><text:note text:id="ftn4" text:note-class="footnote"><text:note-citation>4</text:note-citation><text:note-body><text:p text:style-name="P17"><text:tab/><text:span text:style-name="T25">Vgl. </text:span>Nooscope</text:p></text:note-body></text:note></text:span><text:span text:style-name="T4"> </text:span><text:span text:style-name="T13">The idea </text:span><text:span text:style-name="T14">o</text:span><text:span text:style-name="T13">f thinking (and maybe even feeling) machines is, of course, an old one coming from literature and films. So naturally, </text:span><text:span text:style-name="T14">in this </text:span><text:span text:style-name="T33">time of </text:span><text:span text:style-name="T14">transition </text:span><text:span text:style-name="T33">where</text:span><text:span text:style-name="T14"> AI </text:span><text:span text:style-name="T33">is seeing more and wider</text:span><text:span text:style-name="T14"> use, there </text:span><text:span text:style-name="T33">are</text:span><text:span text:style-name="T14"> still sci-fy </text:span><text:span text:style-name="T33">like stories</text:span><text:span text:style-name="T14"> floating around in our minds. In many of these stories an AI actually becomes self aware and sometimes devious. </text:span><text:span text:style-name="T23">The question of agency is at the core of these stories.</text:span><text:span text:style-name="T14"> </text:span><text:span text:style-name="T14"><office:annotation office:name="__Annotation__336_3235709274" loext:resolved="false"><dc:creator>Unknown Author</dc:creator><dc:date>2022-09-08T17:17:05.344484654</dc:date><text:p text:style-name="P31"><text:span text:style-name="T36">Doesn’t make sense. Needs more explanation.</text:span></text:p></office:annotation></text:span><text:span text:style-name="T14">This may be part of the eeriness that is still present in our perception of it.</text:span><office:annotation-end office:name="__Annotation__336_3235709274"/><text:span text:style-name="T14"> According to Mark Fisher “t</text:span>he sensation of the eerie occurs either when there is something present when there should be nothing, or is there nothing present when there should be something”.<text:note text:id="ftn5" text:note-class="footnote"><text:note-citation>5</text:note-citation><text:note-body><text:p text:style-name="P26"><text:tab/>Mark Fisher</text:p></text:note-body></text:note><text:span text:style-name="T14"> For most of us there is something eerie in the fact that machines seem to display cognition or even op</text:span><text:span text:style-name="T33">inions</text:span><text:span text:style-name="T14"> and feelings (in the case of text generating algorithms), when they are just machines and as those, should not be able to think or feel </text:span><text:span text:style-name="T33">anything</text:span><text:span text:style-name="T14">. </text:span><text:span text:style-name="T15">After working for a while with AI this relation turns upside down. Now it feels eerie that intelligence is perceived to be there, when there is actually nothing like it </text:span><text:span text:style-name="T16">present</text:span><text:span text:style-name="T15">.</text:span></text:p>
      <text:p text:style-name="Standard"/>
      <text:p text:style-name="Standard">“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6" text:note-class="footnote"><text:note-citation>6</text:note-citation><text:note-body><text:p text:style-name="P26"><text:tab/>Mark Fisher</text:p></text:note-body></text:note></text:p>
      <text:p text:style-name="Standard"/>
      <text:p text:style-name="P7"><text:span text:style-name="T18">What is certainly true about machine learning is that it is so far the most efficient method of information compression. As an example: An algorithm like StyleGAN</text:span><text:span text:style-name="T18"><text:note text:id="ftn7" text:note-class="footnote"><text:note-citation>7</text:note-citation><text:note-body><text:p text:style-name="P21"><text:span text:style-name="T18"><text:tab/></text:span><text:span text:style-name="T21">StyleGAN</text:span></text:p></text:note-body></text:note></text:span><text:span text:style-name="T18">, which can generate portraits of humans, is normally trained with 70.000 or more images. After the process called “training” it can generate a huge number of faces </text:span><text:span text:style-name="T19">(it is hard to calculate, but certainly magnitudes higher than a billion) while the model (the file resulting from the training) is a mere 300 MB big. This is also an indicator of some of the ethical problems common in AI. On the one hand, datasets get compressed, which means that many of the problems with the human created datasets find their way into the model. This include human biases, like for example racism and sexism. On the other hand, because of the high rate of compression, <text:s/>there is a certain amount of distortion and dataset diversity is somewhat lost.</text:span><text:span text:style-name="T19"><text:note text:id="ftn8" text:note-class="footnote"><text:note-citation>8</text:note-citation><text:note-body><text:p text:style-name="P20"><text:span text:style-name="T20"><text:tab/></text:span><text:span text:style-name="T22">Vgl. </text:span><text:span text:style-name="T20">Nooscope S.4</text:span></text:p></text:note-body></text:note></text:span></text:p>
      <text:p text:style-name="P15"/>
      <text:h text:style-name="Heading_20_2" text:outline-level="2"><text:span text:style-name="T17">C</text:span>hoices</text:h>
      <text:p text:style-name="P8"/>
      <text:p text:style-name="P9">In the end, the questions of whether machines are able to think were not of interest to me in this project, but the matter of what humans project into machines was. The eeriness that is perceived reminded me of ghost stories, especially <text:span text:style-name="T26">when thinking about </text:span>the question of agency. Is something “present”? Can it “see” me? The proper answer, laid out in the text above, is: “<text:span text:style-name="T28">It depends</text:span> on <text:span text:style-name="T26">what expressions like ‘present’ and ‘see’ mean to you</text:span>, <text:s/><text:span text:style-name="T28">but </text:span>probably not”. This is actually <text:span text:style-name="T28">a similar</text:span> answer that I would give to somebody, who asks me, whether ghosts really exist. Yet I certainly know the feeling of having a shiver run down my spine, because I am in a eerie place and I think of <text:span text:style-name="T26">its history</text:span>.</text:p>
      <text:p text:style-name="P9"/>
      <text:p text:style-name="P9">I am certainly not the first to make the connection between AI and ghosts, however. Business got there way before me. <text:span text:style-name="T24">As an example: In 2014, the start-up eterni.me was founded with the aim of enabling people to exist beyond their death: By handing over their most intimate data as well as the </text:span><text:soft-page-break/><text:span text:style-name="T24">access to their social media accounts, AI are supposed to be able to create avatars after the death of these people, which "live on" ghostly in their place.</text:span><text:span text:style-name="T24"><text:note text:id="ftn9" text:note-class="footnote"><text:note-citation>9</text:note-citation><text:note-body><text:p text:style-name="P11"><text:tab/>Etnernime: Eternime Alpha Two, https://vimeo.com/142260863, abgerufen am 26.2.2021.</text:p></text:note-body></text:note></text:span></text:p>
      <text:p text:style-name="P9"/>
      <text:p text:style-name="Standard"><text:span text:style-name="T27">There is another ghostly quality to AI: The fact that it can never truly generate something new. As it is able to regenerate and predict patterns from its training datasets, it is bound to the information in that data. Thus “</text:span>machine learning automates the dictatorship of the past, of past taxonomies and behavioural patterns, over the present. This problem can be termed the regeneration of the old […]".<text:note text:id="ftn10" text:note-class="footnote"><text:note-citation>10</text:note-citation><text:note-body><text:p text:style-name="P18"><text:tab/>Nooscope</text:p></text:note-body></text:note> <text:span text:style-name="T26">One could say, rather dramatically, that machine learning algorithms are doomed to echo past events, voices and faces (anything that it’s trained on, anyway).</text:span></text:p>
      <text:p text:style-name="P9"/>
      <text:p text:style-name="P22">All of the above and the fact that <office:annotation office:name="__Annotation__337_3235709274" loext:resolved="false"><dc:creator>Unknown Author</dc:creator><dc:date>2022-09-08T17:20:35.023437185</dc:date><text:p text:style-name="P31"><text:span text:style-name="T36">Needs to be more precise.</text:span></text:p></office:annotation>cliche sci-fy tropes found their way back into actual AI research<office:annotation-end office:name="__Annotation__337_3235709274"/>, motivated me to create this somewhat kitch interface, where text and messages shift around and which always seems a b<text:span text:style-name="T33">i</text:span>t to slow to be an actual working chat app. With the messages and selfies, too, I meant to work with the eerie, <text:span text:style-name="T29">skating around the questions of presence and absence</text:span>. Sometimes they make total sense: A conversation unfolds, that could be between humans and the images look almost as if they’d actually been taken by a camera. Then, suddenly, all this falls apart again, when <text:span text:style-name="T29">grammar </text:span><text:span text:style-name="T33">fails</text:span><text:span text:style-name="T29"> or a part of the conversation gets repeated over an over like a broken record.</text:span></text:p>
      <text:p text:style-name="P12"/>
      <text:h text:style-name="P27" text:outline-level="2">Process</text:h>
      <text:p text:style-name="P13"/>
      <text:p text:style-name="Standard"><text:span text:style-name="T29">Every machine learning model needs a dataset. In this case building the dataset started with mail conversations I had with Hendrik Kempt, a philosopher, </text:span>working in applied ethics. <text:span text:style-name="T29">These conversations were topic driven, revolving around the use of AI, but also digital surveillance and control, ghosts </text:span><text:span text:style-name="T30">and the way we think as scientists, artists and programmers. Later I rewrote these mails into a chat and added an improvised conversation between two performers. I used the latter to guide the conversation further and add emotional content, </text:span><text:span text:style-name="T32">but also to anonymize the results somewhat</text:span><text:span text:style-name="T30">.</text:span></text:p>
      <text:p text:style-name="Standard"/>
      <text:p text:style-name="P23">Here I was using the <office:annotation office:name="__Annotation__339_3235709274" loext:resolved="false"><dc:creator>Unknown Author</dc:creator><dc:date>2022-09-08T17:22:07.276777860</dc:date><text:p text:style-name="P31"><text:span text:style-name="T36">Maybe not the right word.</text:span></text:p></office:annotation>quality<office:annotation-end office:name="__Annotation__339_3235709274"/> of machine learning that it will compress the dataset during training.<text:note text:id="ftn11" text:note-class="footnote"><text:note-citation>11</text:note-citation><text:note-body><text:p text:style-name="P19"><text:tab/>Nooscope</text:p></text:note-body></text:note> As the conversation between Hendrik and me and that between the performers gets put into the same dataset, it will generate a mix of both conversations, sometimes leaning more into one style and topic of conversation and sometimes more into the other. I did the same with the selfies, conflating me and one performer together and Hendrik and the other. </text:p>
      <text:p text:style-name="P23"/>
      <text:p text:style-name="P23">I need to add that I did not train any of the models from scratch. For this I would have needed several libraries worth of text for the messages and at least 50.000 images for the selfies. Instead I used a technique called “finetuning”. For finetuning one uses models that were already trained<text:note text:id="ftn12" text:note-class="footnote"><text:note-citation>12</text:note-citation><text:note-body><text:p text:style-name="P24"><text:tab/><text:span text:style-name="T31">In the case of the messages, the model was pretrained with the </text:span><text:a xlink:type="simple" xlink:href="https://github.com/EleutherAI/the-pile" text:style-name="Internet_20_link" text:visited-style-name="Visited_20_Internet_20_Link"><text:span text:style-name="T31">PILE</text:span></text:a><text:span text:style-name="T31"> dataset, in the case of the selfies with </text:span><text:a xlink:type="simple" xlink:href="https://github.com/NVlabs/ffhq-dataset" text:style-name="Internet_20_link" text:visited-style-name="Visited_20_Internet_20_Link"><text:span text:style-name="T31">FFHQ</text:span></text:a><text:span text:style-name="T31">.</text:span></text:p></text:note-body></text:note> <text:span text:style-name="T32">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text:span><text:span text:style-name="T34">pop up</text:span><text:span text:style-name="T32"> that were not part of my datasets, it is worth mentioning that </text:span><text:span text:style-name="T34">the </text:span><text:span text:style-name="T32">pretraining datasets are still compressed in there somewhere.</text:span></text:p>
      <text:p text:style-name="P9"/>
      <text:p text:style-name="P10"><text:soft-page-break/>For the sounds that get played, when a message gets received, I worked in a different way: I recorded all notification sounds that my phone has by default and used an algorithm to compress them into one sound. The result of that compression/encoding is a list of numbers. Now I put slight variations on those numbers and used the same algorithm to turn them back into audio files. The result is that <text:span text:style-name="T34">each sound is now abstracted in a random way</text:span>.</text:p>
      <text:p text:style-name="P10"/>
      <text:h text:style-name="P28" text:outline-level="2">Technologies</text:h>
      <text:p text:style-name="P25"/>
      <text:p text:style-name="P14">In case all this was not technical enough for you and you want to know how<text:span text:style-name="T35"> </text:span>all this was implemented <text:span text:style-name="T35">exactly </text:span>or even recreate it with your own datasets, you can read the documentation on the source code for this project.</text:p>
      <text:list xml:id="list2570905957" text:style-name="L1">
        <text:list-item>
          <text:p text:style-name="P29"><text:a xlink:type="simple" xlink:href="https://github.com/salty-muffin/ghosts-of-data-past" text:style-name="Internet_20_link" text:visited-style-name="Visited_20_Internet_20_Link">ghosts-of-data-past</text:a> – this is the code running inside the server object, generating the messages and hosting this work online.</text:p>
        </text:list-item>
        <text:list-item>
          <text:p text:style-name="P29"><text:a xlink:type="simple" xlink:href="https://github.com/salty-muffin/gpt-2-training" text:style-name="Internet_20_link" text:visited-style-name="Visited_20_Internet_20_Link">gpt-2-training</text:a> – for training the text generating algorithm.</text:p>
        </text:list-item>
        <text:list-item>
          <text:p text:style-name="P29"><text:a xlink:type="simple" xlink:href="https://github.com/salty-muffin/stylegan3" text:style-name="Internet_20_link" text:visited-style-name="Visited_20_Internet_20_Link">stylegan3</text:a> – for training the image generating algorithm.</text:p>
        </text:list-item>
        <text:list-item>
          <text:p text:style-name="P30"><text:a xlink:type="simple" xlink:href="https://github.com/salty-muffin/nsynth-notification-sound-generation" text:style-name="Internet_20_link" text:visited-style-name="Visited_20_Internet_20_Link">nsynth-notification-sound-generation</text:a> – for generating the notification sounds.</text:p>
        </text:list-item>
      </text:list>
      <text:p text:style-name="P10"/>
      <text:p text:style-name="Standard"/>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5:32:42.512126503</meta:creation-date>
    <dc:date>2022-09-08T17:25:59.512211586</dc:date>
    <meta:editing-duration>PT1H26M48S</meta:editing-duration>
    <meta:editing-cycles>20</meta:editing-cycles>
    <meta:generator>LibreOffice/7.3.5.2$Linux_X86_64 LibreOffice_project/30$Build-2</meta:generator>
    <meta:document-statistic meta:table-count="0" meta:image-count="0" meta:object-count="0" meta:page-count="4" meta:paragraph-count="38" meta:word-count="1928" meta:character-count="11465" meta:non-whitespace-character-count="9560"/>
  </office:meta>
</office:document-meta>
</file>